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paragraph-properties style:writing-mode="lr-tb"/>
      <style:text-properties fo:color="#000080" fo:font-size="10.5pt" style:font-size-asian="10.5pt" style:font-size-complex="10.5pt"/>
    </style:style>
    <style:style style:name="P6" style:family="paragraph" style:parent-style-name="Standard">
      <style:paragraph-properties style:writing-mode="lr-tb"/>
      <style:text-properties fo:font-size="10.5pt" style:font-size-asian="10.5pt" style:font-size-complex="10.5pt"/>
    </style:style>
    <style:style style:name="P7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text-properties fo:color="#0000ff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P15" style:family="paragraph" style:parent-style-name="Standard">
      <style:paragraph-properties fo:margin-left="1.251cm" fo:margin-right="0cm" fo:text-indent="0cm" style:auto-text-indent="false" style:writing-mode="lr-tb"/>
      <style:text-properties fo:font-size="11pt" fo:font-weight="bold" style:font-size-asian="11pt" style:font-size-complex="11pt" style:font-weight-complex="bold"/>
    </style:style>
    <style:style style:name="P16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17" style:family="paragraph" style:parent-style-name="Standard">
      <style:paragraph-properties fo:margin-left="2.501cm" fo:margin-right="0cm" fo:text-indent="0cm" style:auto-text-indent="false" style:writing-mode="lr-tb"/>
      <style:text-properties fo:font-size="11pt" style:font-size-asian="11pt" style:font-size-complex="11pt"/>
    </style:style>
    <style:style style:name="P18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bold" style:font-size-asian="11pt" style:font-size-complex="11pt"/>
    </style:style>
    <style:style style:name="P19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2.501cm" fo:margin-right="0cm" fo:text-indent="0cm" style:auto-text-indent="false" style:writing-mode="lr-tb"/>
      <style:text-properties fo:color="#000000"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font-size="10.5pt" style:font-size-asian="10.5pt" style:font-size-complex="10.5pt"/>
    </style:style>
    <style:style style:name="P26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83caff" fo:font-size="10.5pt" style:font-size-asian="10.5pt" style:font-size-complex="10.5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ff"/>
    </style:style>
    <style:style style:name="P31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style:writing-mode="lr-tb"/>
      <style:text-properties fo:font-size="10.5pt" style:font-size-asian="10.5pt" style:font-size-complex="10.5pt"/>
    </style:style>
    <style:style style:name="P33" style:family="paragraph" style:parent-style-name="Standard">
      <style:paragraph-properties style:text-autospace="ideograph-alpha" style:writing-mode="lr-tb"/>
      <style:text-properties fo:font-size="10.5pt" style:font-size-asian="10.5pt" style:font-size-complex="10.5pt"/>
    </style:style>
    <style:style style:name="P34" style:family="paragraph" style:parent-style-name="Standard">
      <style:paragraph-properties style:writing-mode="lr-tb"/>
      <style:text-properties fo:font-size="10.5pt" fo:language="en" fo:country="GB" style:font-size-asian="10.5pt" style:font-size-complex="10.5pt"/>
    </style:style>
    <style:style style:name="P35" style:family="paragraph" style:parent-style-name="Standard">
      <style:paragraph-properties style:text-autospace="ideograph-alpha" style:writing-mode="lr-tb"/>
      <style:text-properties fo:font-size="10.5pt" fo:language="en" fo:country="GB" style:font-size-asian="10.5pt" style:font-size-complex="10.5pt"/>
    </style:style>
    <style:style style:name="P36" style:family="paragraph" style:parent-style-name="Standard">
      <style:paragraph-properties style:text-autospace="ideograph-alpha" style:writing-mode="lr-tb"/>
      <style:text-properties fo:color="#000000" fo:font-size="10.5pt" style:font-size-asian="10.5pt" style:font-size-complex="10.5pt"/>
    </style:style>
    <style:style style:name="P37" style:family="paragraph" style:parent-style-name="Standard">
      <style:paragraph-properties style:text-autospace="ideograph-alpha" style:writing-mode="lr-tb"/>
      <style:text-properties fo:color="#000000" fo:font-size="10.5pt" fo:language="en" fo:country="GB" style:font-size-asian="10.5pt" style:font-size-complex="10.5pt"/>
    </style:style>
    <style:style style:name="P38" style:family="paragraph" style:parent-style-name="Standard">
      <style:paragraph-properties style:writing-mode="lr-tb"/>
      <style:text-properties fo:color="#000080" fo:font-size="10.5pt" style:font-size-asian="10.5pt" style:font-size-complex="10.5pt"/>
    </style:style>
    <style:style style:name="P39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40" style:family="paragraph" style:parent-style-name="Standard">
      <style:paragraph-properties style:writing-mode="lr-tb"/>
      <style:text-properties fo:color="#99284c" style:font-name="Thorndale AMT1" fo:font-size="10.5pt" style:font-size-asian="10.5pt" style:font-size-complex="10.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80" style:font-name="Thorndale AM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80"/>
    </style:style>
    <style:style style:name="T10" style:family="text">
      <style:text-properties fo:color="#000080" style:font-name="Thorndale AMT"/>
    </style:style>
    <style:style style:name="T11" style:family="text">
      <style:text-properties fo:color="#000080" style:font-name="DejaVu Sans"/>
    </style:style>
    <style:style style:name="T12" style:family="text">
      <style:text-properties style:font-name="DejaVu Sans"/>
    </style:style>
    <style:style style:name="T13" style:family="text">
      <style:text-properties style:font-name="Thorndale AMT"/>
    </style:style>
  </office:automatic-styles>
  <office:body>
    <office:text text:use-soft-page-breaks="true">
      <text:tracked-changes>
        <text:changed-region text:id="ct159733984">
          <text:deletion>
            <office:change-info>
              <dc:creator>Hector </dc:creator>
              <dc:date>2010-01-25T20:56:00</dc:date>
            </office:change-info>
            <text:p text:style-name="P1">Especificación formal de los aspectos sintácticos del lenguaje. </text:p>
            <text:p text:style-name="P2"/>
          </text:deletion>
        </text:changed-region>
        <text:changed-region text:id="ct159734904">
          <text:deletion>
            <office:change-info>
              <dc:creator>Hector </dc:creator>
              <dc:date>2010-01-25T20:56:00</dc:date>
            </office:change-info>
            <text:p text:style-name="P3"><text:span text:style-name="T1"><text:s/></text:span></text:p>
          </text:deletion>
        </text:changed-region>
        <text:changed-region text:id="ct159736392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9737160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9738064">
          <text:deletion>
            <office:change-info>
              <dc:creator>Hector </dc:creator>
              <dc:date>2010-01-25T20:56:00</dc:date>
            </office:change-info>
            <text:p text:style-name="P4"/>
            <text:p text:style-name="P4"/>
          </text:deletion>
        </text:changed-region>
        <text:changed-region text:id="ct159738408">
          <text:deletion>
            <office:change-info>
              <dc:creator>Hector </dc:creator>
              <dc:date>2010-01-25T20:55:00</dc:date>
            </office:change-info>
            <text:p text:style-name="P4">Formalización de la sintaxis del lenguaje utilizando una gramática incontextual. Dicha gramática debe representar de manera natural las prioridades y la asociatividad de los operadores.</text:p>
          </text:deletion>
        </text:changed-region>
        <text:changed-region text:id="ct160179480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62604600">
          <text:format-change>
            <office:change-info>
              <dc:creator>ruben </dc:creator>
              <dc:date>2010-03-07T12:12:00</dc:date>
            </office:change-info>
          </text:format-change>
        </text:changed-region>
        <text:changed-region text:id="ct159562680">
          <text:format-change>
            <office:change-info>
              <dc:creator>ruben </dc:creator>
              <dc:date>2010-03-07T12:07:00</dc:date>
            </office:change-info>
          </text:format-change>
        </text:changed-region>
        <text:changed-region text:id="ct160307032">
          <text:insertion>
            <office:change-info>
              <dc:creator>ruben </dc:creator>
              <dc:date>2010-03-07T12:06:00</dc:date>
            </office:change-info>
          </text:insertion>
        </text:changed-region>
        <text:changed-region text:id="ct159597520">
          <text:format-change>
            <office:change-info>
              <dc:creator>ruben </dc:creator>
              <dc:date>2010-03-07T12:06:00</dc:date>
            </office:change-info>
          </text:format-change>
        </text:changed-region>
        <text:changed-region text:id="ct146618456">
          <text:format-change>
            <office:change-info>
              <dc:creator>ruben </dc:creator>
              <dc:date>2010-03-07T12:12:00</dc:date>
            </office:change-info>
          </text:format-change>
        </text:changed-region>
        <text:changed-region text:id="ct145799904">
          <text:insertion>
            <office:change-info>
              <dc:creator>ruben </dc:creator>
              <dc:date>2010-03-07T12:07:00</dc:date>
            </office:change-info>
          </text:insertion>
        </text:changed-region>
        <text:changed-region text:id="ct160580656">
          <text:format-change>
            <office:change-info>
              <dc:creator>ruben </dc:creator>
              <dc:date>2010-03-07T12:07:00</dc:date>
            </office:change-info>
          </text:format-change>
        </text:changed-region>
        <text:changed-region text:id="ct161038320">
          <text:format-change>
            <office:change-info>
              <dc:creator>ruben </dc:creator>
              <dc:date>2010-03-07T12:07:00</dc:date>
            </office:change-info>
          </text:format-change>
        </text:changed-region>
        <text:changed-region text:id="ct172471472">
          <text:insertion>
            <office:change-info>
              <dc:creator>ruben </dc:creator>
              <dc:date>2010-03-07T12:07:00</dc:date>
            </office:change-info>
          </text:insertion>
        </text:changed-region>
        <text:changed-region text:id="ct148581168">
          <text:format-change>
            <office:change-info>
              <dc:creator>ruben </dc:creator>
              <dc:date>2010-03-07T12:07:00</dc:date>
            </office:change-info>
          </text:format-change>
        </text:changed-region>
        <text:changed-region text:id="ct161038200">
          <text:insertion>
            <office:change-info>
              <dc:creator>ruben </dc:creator>
              <dc:date>2010-03-07T12:07:00</dc:date>
            </office:change-info>
          </text:insertion>
        </text:changed-region>
        <text:changed-region text:id="ct162060872">
          <text:format-change>
            <office:change-info>
              <dc:creator>ruben </dc:creator>
              <dc:date>2010-03-07T12:07:00</dc:date>
            </office:change-info>
          </text:format-change>
        </text:changed-region>
        <text:changed-region text:id="ct144287672">
          <text:insertion>
            <office:change-info>
              <dc:creator>ruben </dc:creator>
              <dc:date>2010-03-07T12:07:00</dc:date>
            </office:change-info>
          </text:insertion>
        </text:changed-region>
        <text:changed-region text:id="ct146303712">
          <text:format-change>
            <office:change-info>
              <dc:creator>ruben </dc:creator>
              <dc:date>2010-03-07T12:12:00</dc:date>
            </office:change-info>
          </text:format-change>
        </text:changed-region>
        <text:changed-region text:id="ct146678864">
          <text:insertion>
            <office:change-info>
              <dc:creator>ruben </dc:creator>
              <dc:date>2010-03-07T12:08:00</dc:date>
            </office:change-info>
          </text:insertion>
        </text:changed-region>
        <text:changed-region text:id="ct160301824">
          <text:format-change>
            <office:change-info>
              <dc:creator>ruben </dc:creator>
              <dc:date>2010-03-07T10:14:00</dc:date>
            </office:change-info>
          </text:format-change>
        </text:changed-region>
        <text:changed-region text:id="ct162173824">
          <text:format-change>
            <office:change-info>
              <dc:creator>ruben </dc:creator>
              <dc:date>2010-03-07T12:12:00</dc:date>
            </office:change-info>
          </text:format-change>
        </text:changed-region>
        <text:changed-region text:id="ct144971232">
          <text:insertion>
            <office:change-info>
              <dc:creator>ruben </dc:creator>
              <dc:date>2010-03-07T10:44:00</dc:date>
            </office:change-info>
          </text:insertion>
        </text:changed-region>
        <text:changed-region text:id="ct152262152">
          <text:format-change>
            <office:change-info>
              <dc:creator>ruben </dc:creator>
              <dc:date>2010-03-07T10:44:00</dc:date>
            </office:change-info>
          </text:format-change>
        </text:changed-region>
        <text:changed-region text:id="ct146746344">
          <text:insertion>
            <office:change-info>
              <dc:creator>ruben </dc:creator>
              <dc:date>2010-03-07T10:44:00</dc:date>
            </office:change-info>
          </text:insertion>
        </text:changed-region>
        <text:changed-region text:id="ct144065448">
          <text:insertion>
            <office:change-info>
              <dc:creator>ruben </dc:creator>
              <dc:date>2010-03-07T12:09:00</dc:date>
            </office:change-info>
          </text:insertion>
        </text:changed-region>
        <text:changed-region text:id="ct168583424">
          <text:format-change>
            <office:change-info>
              <dc:creator>ruben </dc:creator>
              <dc:date>2010-03-07T12:09:00</dc:date>
            </office:change-info>
          </text:format-change>
        </text:changed-region>
        <text:changed-region text:id="ct146617632">
          <text:insertion>
            <office:change-info>
              <dc:creator>ruben </dc:creator>
              <dc:date>2010-03-07T12:09:00</dc:date>
            </office:change-info>
          </text:insertion>
        </text:changed-region>
        <text:changed-region text:id="ct162582448">
          <text:format-change>
            <office:change-info>
              <dc:creator>ruben </dc:creator>
              <dc:date>2010-03-07T12:09:00</dc:date>
            </office:change-info>
          </text:format-change>
        </text:changed-region>
        <text:changed-region text:id="ct161795248">
          <text:insertion>
            <office:change-info>
              <dc:creator>ruben </dc:creator>
              <dc:date>2010-03-07T12:09:00</dc:date>
            </office:change-info>
          </text:insertion>
        </text:changed-region>
        <text:changed-region text:id="ct146310608">
          <text:insertion>
            <office:change-info>
              <dc:creator>ruben </dc:creator>
              <dc:date>2010-03-07T12:10:00</dc:date>
            </office:change-info>
          </text:insertion>
        </text:changed-region>
        <text:changed-region text:id="ct162576128">
          <text:format-change>
            <office:change-info>
              <dc:creator>ruben </dc:creator>
              <dc:date>2010-03-07T12:10:00</dc:date>
            </office:change-info>
          </text:format-change>
        </text:changed-region>
        <text:changed-region text:id="ct162659304">
          <text:insertion>
            <office:change-info>
              <dc:creator>ruben </dc:creator>
              <dc:date>2010-03-07T12:10:00</dc:date>
            </office:change-info>
          </text:insertion>
        </text:changed-region>
        <text:changed-region text:id="ct172470032">
          <text:format-change>
            <office:change-info>
              <dc:creator>ruben </dc:creator>
              <dc:date>2010-03-07T12:10:00</dc:date>
            </office:change-info>
          </text:format-change>
        </text:changed-region>
        <text:changed-region text:id="ct161728936">
          <text:format-change>
            <office:change-info>
              <dc:creator>ruben </dc:creator>
              <dc:date>2010-03-07T12:12:00</dc:date>
            </office:change-info>
          </text:format-change>
        </text:changed-region>
        <text:changed-region text:id="ct162582096">
          <text:insertion>
            <office:change-info>
              <dc:creator>ruben </dc:creator>
              <dc:date>2010-03-07T12:10:00</dc:date>
            </office:change-info>
          </text:insertion>
        </text:changed-region>
        <text:changed-region text:id="ct162593264">
          <text:format-change>
            <office:change-info>
              <dc:creator>ruben </dc:creator>
              <dc:date>2010-03-07T12:10:00</dc:date>
            </office:change-info>
          </text:format-change>
        </text:changed-region>
        <text:changed-region text:id="ct172831432">
          <text:format-change>
            <office:change-info>
              <dc:creator>ruben </dc:creator>
              <dc:date>2010-03-07T12:13:00</dc:date>
            </office:change-info>
          </text:format-change>
        </text:changed-region>
        <text:changed-region text:id="ct146612272">
          <text:insertion>
            <office:change-info>
              <dc:creator>ruben </dc:creator>
              <dc:date>2010-03-07T12:10:00</dc:date>
            </office:change-info>
          </text:insertion>
        </text:changed-region>
        <text:changed-region text:id="ct162167344">
          <text:format-change>
            <office:change-info>
              <dc:creator>ruben </dc:creator>
              <dc:date>2010-03-07T12:10:00</dc:date>
            </office:change-info>
          </text:format-change>
        </text:changed-region>
        <text:changed-region text:id="ct161740072">
          <text:insertion>
            <office:change-info>
              <dc:creator>ruben </dc:creator>
              <dc:date>2010-03-07T12:11:00</dc:date>
            </office:change-info>
          </text:insertion>
        </text:changed-region>
        <text:changed-region text:id="ct146345912">
          <text:format-change>
            <office:change-info>
              <dc:creator>ruben </dc:creator>
              <dc:date>2010-03-07T12:11:00</dc:date>
            </office:change-info>
          </text:format-change>
        </text:changed-region>
        <text:changed-region text:id="ct162635864">
          <text:insertion>
            <office:change-info>
              <dc:creator>ruben </dc:creator>
              <dc:date>2010-03-07T12:11:00</dc:date>
            </office:change-info>
          </text:insertion>
        </text:changed-region>
        <text:changed-region text:id="ct147151264">
          <text:format-change>
            <office:change-info>
              <dc:creator>ruben </dc:creator>
              <dc:date>2010-03-07T12:11:00</dc:date>
            </office:change-info>
          </text:format-change>
        </text:changed-region>
        <text:changed-region text:id="ct152263512">
          <text:insertion>
            <office:change-info>
              <dc:creator>ruben </dc:creator>
              <dc:date>2010-03-07T12:11:00</dc:date>
            </office:change-info>
          </text:insertion>
        </text:changed-region>
        <text:changed-region text:id="ct146682728">
          <text:format-change>
            <office:change-info>
              <dc:creator>ruben </dc:creator>
              <dc:date>2010-03-07T12:11:00</dc:date>
            </office:change-info>
          </text:format-change>
        </text:changed-region>
        <text:changed-region text:id="ct146601440">
          <text:insertion>
            <office:change-info>
              <dc:creator>ruben </dc:creator>
              <dc:date>2010-03-07T12:11:00</dc:date>
            </office:change-info>
          </text:insertion>
        </text:changed-region>
        <text:changed-region text:id="ct161374032">
          <text:format-change>
            <office:change-info>
              <dc:creator>ruben </dc:creator>
              <dc:date>2010-03-07T12:11:00</dc:date>
            </office:change-info>
          </text:format-change>
        </text:changed-region>
        <text:changed-region text:id="ct145295088">
          <text:insertion>
            <office:change-info>
              <dc:creator>ruben </dc:creator>
              <dc:date>2010-03-07T12:11:00</dc:date>
            </office:change-info>
          </text:insertion>
        </text:changed-region>
        <text:changed-region text:id="ct145761520">
          <text:insertion>
            <office:change-info>
              <dc:creator>ruben </dc:creator>
              <dc:date>2010-03-07T10:43:00</dc:date>
            </office:change-info>
          </text:insertion>
        </text:changed-region>
        <text:changed-region text:id="ct162582880">
          <text:format-change>
            <office:change-info>
              <dc:creator>ruben </dc:creator>
              <dc:date>2010-03-07T12:13:00</dc:date>
            </office:change-info>
          </text:format-change>
        </text:changed-region>
        <text:changed-region text:id="ct160295600">
          <text:insertion>
            <office:change-info>
              <dc:creator>ruben </dc:creator>
              <dc:date>2010-03-07T10:14:00</dc:date>
            </office:change-info>
          </text:insertion>
        </text:changed-region>
        <text:changed-region text:id="ct160552040">
          <text:format-change>
            <office:change-info>
              <dc:creator>ruben </dc:creator>
              <dc:date>2010-03-07T10:15:00</dc:date>
            </office:change-info>
          </text:format-change>
        </text:changed-region>
        <text:changed-region text:id="ct160610584">
          <text:format-change>
            <office:change-info>
              <dc:creator>ruben </dc:creator>
              <dc:date>2010-03-07T10:16:00</dc:date>
            </office:change-info>
          </text:format-change>
        </text:changed-region>
        <text:changed-region text:id="ct160170032">
          <text:insertion>
            <office:change-info>
              <dc:creator>ruben </dc:creator>
              <dc:date>2010-03-07T10:16:00</dc:date>
            </office:change-info>
          </text:insertion>
        </text:changed-region>
        <text:changed-region text:id="ct160627608">
          <text:format-change>
            <office:change-info>
              <dc:creator>ruben </dc:creator>
              <dc:date>2010-03-07T10:16:00</dc:date>
            </office:change-info>
          </text:format-change>
        </text:changed-region>
        <text:changed-region text:id="ct158988944">
          <text:insertion>
            <office:change-info>
              <dc:creator>ruben </dc:creator>
              <dc:date>2010-03-07T10:16:00</dc:date>
            </office:change-info>
          </text:insertion>
        </text:changed-region>
        <text:changed-region text:id="ct161057512">
          <text:insertion>
            <office:change-info>
              <dc:creator>ruben </dc:creator>
              <dc:date>2010-03-07T10:17:00</dc:date>
            </office:change-info>
          </text:insertion>
        </text:changed-region>
        <text:changed-region text:id="ct162534600">
          <text:format-change>
            <office:change-info>
              <dc:creator>ruben </dc:creator>
              <dc:date>2010-03-07T12:13:00</dc:date>
            </office:change-info>
          </text:format-change>
        </text:changed-region>
        <text:changed-region text:id="ct158851344">
          <text:insertion>
            <office:change-info>
              <dc:creator>ruben </dc:creator>
              <dc:date>2010-03-07T10:43:00</dc:date>
            </office:change-info>
          </text:insertion>
        </text:changed-region>
        <text:changed-region text:id="ct155573456">
          <text:format-change>
            <office:change-info>
              <dc:creator>ruben </dc:creator>
              <dc:date>2010-03-07T10:43:00</dc:date>
            </office:change-info>
          </text:format-change>
        </text:changed-region>
        <text:changed-region text:id="ct152098384">
          <text:insertion>
            <office:change-info>
              <dc:creator>ruben </dc:creator>
              <dc:date>2010-03-07T10:43:00</dc:date>
            </office:change-info>
          </text:insertion>
        </text:changed-region>
        <text:changed-region text:id="ct161275480">
          <text:format-change>
            <office:change-info>
              <dc:creator>ruben </dc:creator>
              <dc:date>2010-03-07T10:43:00</dc:date>
            </office:change-info>
          </text:format-change>
        </text:changed-region>
        <text:changed-region text:id="ct144854632">
          <text:insertion>
            <office:change-info>
              <dc:creator>ruben </dc:creator>
              <dc:date>2010-03-07T10:43:00</dc:date>
            </office:change-info>
          </text:insertion>
        </text:changed-region>
        <text:changed-region text:id="ct161146736">
          <text:insertion>
            <office:change-info>
              <dc:creator>ruben </dc:creator>
              <dc:date>2010-03-07T10:44:00</dc:date>
            </office:change-info>
          </text:insertion>
        </text:changed-region>
        <text:changed-region text:id="ct159696688">
          <text:format-change>
            <office:change-info>
              <dc:creator>ruben </dc:creator>
              <dc:date>2010-03-07T10:44:00</dc:date>
            </office:change-info>
          </text:format-change>
        </text:changed-region>
        <text:changed-region text:id="ct143295912">
          <text:format-change>
            <office:change-info>
              <dc:creator>ruben </dc:creator>
              <dc:date>2010-03-07T10:44:00</dc:date>
            </office:change-info>
          </text:format-change>
        </text:changed-region>
        <text:changed-region text:id="ct161378104">
          <text:insertion>
            <office:change-info>
              <dc:creator>ruben </dc:creator>
              <dc:date>2010-03-07T10:44:00</dc:date>
            </office:change-info>
          </text:insertion>
        </text:changed-region>
        <text:changed-region text:id="ct162301744">
          <text:insertion>
            <office:change-info>
              <dc:creator>ruben </dc:creator>
              <dc:date>2010-03-07T10:45:00</dc:date>
            </office:change-info>
          </text:insertion>
        </text:changed-region>
        <text:changed-region text:id="ct148416776">
          <text:format-change>
            <office:change-info>
              <dc:creator>ruben </dc:creator>
              <dc:date>2010-03-07T10:45:00</dc:date>
            </office:change-info>
          </text:format-change>
        </text:changed-region>
        <text:changed-region text:id="ct145135112">
          <text:insertion>
            <office:change-info>
              <dc:creator>ruben </dc:creator>
              <dc:date>2010-03-07T10:45:00</dc:date>
            </office:change-info>
          </text:insertion>
        </text:changed-region>
        <text:changed-region text:id="ct147569464">
          <text:format-change>
            <office:change-info>
              <dc:creator>ruben </dc:creator>
              <dc:date>2010-03-07T10:45:00</dc:date>
            </office:change-info>
          </text:format-change>
        </text:changed-region>
        <text:changed-region text:id="ct147212616">
          <text:insertion>
            <office:change-info>
              <dc:creator>ruben </dc:creator>
              <dc:date>2010-03-07T10:46:00</dc:date>
            </office:change-info>
          </text:insertion>
        </text:changed-region>
        <text:changed-region text:id="ct148967952">
          <text:format-change>
            <office:change-info>
              <dc:creator>ruben </dc:creator>
              <dc:date>2010-03-07T10:46:00</dc:date>
            </office:change-info>
          </text:format-change>
        </text:changed-region>
        <text:changed-region text:id="ct172588808">
          <text:format-change>
            <office:change-info>
              <dc:creator>ruben </dc:creator>
              <dc:date>2010-03-07T12:13:00</dc:date>
            </office:change-info>
          </text:format-change>
        </text:changed-region>
        <text:changed-region text:id="ct160349632">
          <text:deletion>
            <office:change-info>
              <dc:creator>ruben </dc:creator>
              <dc:date>2010-03-07T10:17:00</dc:date>
            </office:change-info>
            <text:p text:style-name="P5"><text:span text:style-name="T2"/></text:p>
            <text:p text:style-name="P6"><text:span text:style-name="T2"/></text:p>
          </text:deletion>
        </text:changed-region>
        <text:changed-region text:id="ct162167608">
          <text:format-change>
            <office:change-info>
              <dc:creator>ruben </dc:creator>
              <dc:date>2010-03-07T12:10:00</dc:date>
            </office:change-info>
          </text:format-change>
        </text:changed-region>
        <text:changed-region text:id="ct159264248">
          <text:deletion>
            <office:change-info>
              <dc:creator>ruben </dc:creator>
              <dc:date>2010-03-07T12:10:00</dc:date>
            </office:change-info>
            <text:p text:style-name="P5">id</text:p>
          </text:deletion>
        </text:changed-region>
        <text:changed-region text:id="ct144918712">
          <text:format-change>
            <office:change-info>
              <dc:creator>ruben </dc:creator>
              <dc:date>2010-03-07T12:13:00</dc:date>
            </office:change-info>
          </text:format-change>
        </text:changed-region>
        <text:changed-region text:id="ct172475072">
          <text:insertion>
            <office:change-info>
              <dc:creator>ruben </dc:creator>
              <dc:date>2010-03-07T12:10:00</dc:date>
            </office:change-info>
          </text:insertion>
        </text:changed-region>
        <text:changed-region text:id="ct160545528">
          <text:deletion>
            <office:change-info>
              <dc:creator>ruben </dc:creator>
              <dc:date>2010-03-07T10:11:00</dc:date>
            </office:change-info>
            <text:p text:style-name="P7">Programa → Declaraciones &amp; Instrucciones</text:p>
            <text:p text:style-name="P7"><text:span text:style-name="T3"/></text:p>
          </text:deletion>
        </text:changed-region>
        <text:changed-region text:id="ct159958208">
          <text:deletion>
            <office:change-info>
              <dc:creator>ruben </dc:creator>
              <dc:date>2010-03-07T10:11:00</dc:date>
            </office:change-info>
            <text:p text:style-name="P7"><text:span text:style-name="T3"/></text:p>
            <text:p text:style-name="P7"/>
          </text:deletion>
          <text:insertion>
            <office:change-info office:chg-author="Hector " office:chg-date-time="2010-01-25T20:57:00"/>
          </text:insertion>
        </text:changed-region>
        <text:changed-region text:id="ct159958112">
          <text:deletion>
            <office:change-info>
              <dc:creator>ruben </dc:creator>
              <dc:date>2010-03-07T10:11:00</dc:date>
            </office:change-info>
            <text:p text:style-name="P7">Declaraciones → Declaración ; Declaraciones</text:p>
            <text:p text:style-name="P8">Declaraciones → Declaración</text:p>
            <text:p text:style-name="P7">Declaración → id : </text:p>
          </text:deletion>
        </text:changed-region>
        <text:changed-region text:id="ct159958688">
          <text:deletion>
            <office:change-info>
              <dc:creator>ruben </dc:creator>
              <dc:date>2010-03-07T10:11:00</dc:date>
            </office:change-info>
            <text:p text:style-name="P7">T</text:p>
          </text:deletion>
          <text:insertion>
            <office:change-info office:chg-author="Hector " office:chg-date-time="2010-01-23T16:22:00"/>
          </text:insertion>
        </text:changed-region>
        <text:changed-region text:id="ct159958784">
          <text:deletion>
            <office:change-info>
              <dc:creator>Hector </dc:creator>
              <dc:date>2010-01-23T16:22:00</dc:date>
            </office:change-info>
            <text:p text:style-name="P7"><text:span text:style-name="T3">t</text:span></text:p>
          </text:deletion>
        </text:changed-region>
        <text:changed-region text:id="ct159958440">
          <text:deletion>
            <office:change-info>
              <dc:creator>ruben </dc:creator>
              <dc:date>2010-03-07T10:11:00</dc:date>
            </office:change-info>
            <text:p text:style-name="P7">ipo</text:p>
          </text:deletion>
        </text:changed-region>
        <text:changed-region text:id="ct159959288">
          <text:deletion>
            <office:change-info>
              <dc:creator>ruben </dc:creator>
              <dc:date>2010-03-07T10:11:00</dc:date>
            </office:change-info>
            <text:p text:style-name="P7"/>
            <text:p text:style-name="P9"/>
            <text:p text:style-name="P9">Tipo → Boolean</text:p>
            <text:p text:style-name="P9">Tipo → character</text:p>
            <text:p text:style-name="P9">Tipo → Float</text:p>
            <text:p text:style-name="P10">Tipo → Natural</text:p>
          </text:deletion>
          <text:insertion>
            <office:change-info office:chg-author="Hector " office:chg-date-time="2010-01-23T16:22:00"/>
          </text:insertion>
        </text:changed-region>
        <text:changed-region text:id="ct159958880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</text:changed-region>
        <text:changed-region text:id="ct159959784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60545432">
          <text:deletion>
            <office:change-info>
              <dc:creator>ruben </dc:creator>
              <dc:date>2010-03-07T10:11:00</dc:date>
            </office:change-info>
            <text:p text:style-name="P10">Instrucciones → Instrucción ; Instrucciones</text:p>
            <text:p text:style-name="P10">Instrucciones → Instrucción</text:p>
          </text:deletion>
        </text:changed-region>
        <text:changed-region text:id="ct159960592">
          <text:deletion>
            <office:change-info>
              <dc:creator>Hector </dc:creator>
              <dc:date>2010-01-25T20:58:00</dc:date>
            </office:change-info>
            <text:p text:style-name="P10"/>
            <text:p text:style-name="P10"/>
          </text:deletion>
        </text:changed-region>
        <text:changed-region text:id="ct159960688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60545816">
          <text:deletion>
            <office:change-info>
              <dc:creator>ruben </dc:creator>
              <dc:date>2010-03-07T10:11:00</dc:date>
            </office:change-info>
            <text:p text:style-name="P10">Instrucción → InsLectura</text:p>
            <text:p text:style-name="P8">Instrucción → InsEscritura</text:p>
            <text:p text:style-name="P8">Instrucción → InsAsignación</text:p>
            <text:p text:style-name="P10"/>
          </text:deletion>
        </text:changed-region>
        <text:changed-region text:id="ct159961128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59959568">
          <text:deletion>
            <office:change-info>
              <dc:creator>ruben </dc:creator>
              <dc:date>2010-03-07T10:11:00</dc:date>
            </office:change-info>
            <text:p text:style-name="P10">InsLectura → <text:s/>in(</text:p>
          </text:deletion>
        </text:changed-region>
        <text:changed-region text:id="ct159961440">
          <text:deletion>
            <office:change-info>
              <dc:creator>Hector </dc:creator>
              <dc:date>2010-01-25T20:57:00</dc:date>
            </office:change-info>
            <text:p text:style-name="P10">v</text:p>
          </text:deletion>
        </text:changed-region>
        <text:changed-region text:id="ct159961536">
          <text:deletion>
            <office:change-info>
              <dc:creator>ruben </dc:creator>
              <dc:date>2010-03-07T10:11:00</dc:date>
            </office:change-info>
            <text:p text:style-name="P10">id</text:p>
          </text:deletion>
          <text:insertion>
            <office:change-info office:chg-author="Hector " office:chg-date-time="2010-01-25T20:57:00"/>
          </text:insertion>
        </text:changed-region>
        <text:changed-region text:id="ct160545944">
          <text:deletion>
            <office:change-info>
              <dc:creator>ruben </dc:creator>
              <dc:date>2010-03-07T10:11:00</dc:date>
            </office:change-info>
            <text:p text:style-name="P10">)</text:p>
            <text:p text:style-name="P8">InsEscritura → out(Expresion)</text:p>
            <text:p text:style-name="P8">InsAsignación → id := Expresión</text:p>
            <text:p text:style-name="P10"/>
          </text:deletion>
        </text:changed-region>
        <text:changed-region text:id="ct159962760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59961344">
          <text:deletion>
            <office:change-info>
              <dc:creator>ruben </dc:creator>
              <dc:date>2010-03-07T10:11:00</dc:date>
            </office:change-info>
            <text:p text:style-name="P10">Expresión → ExpresiónNiv1 OpNiv0 ExpresiónNiv1 </text:p>
            <text:p text:style-name="P8">Expresión → ExpresiónNiv1</text:p>
            <text:p text:style-name="P10"/>
          </text:deletion>
        </text:changed-region>
        <text:changed-region text:id="ct159963336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59962664">
          <text:deletion>
            <office:change-info>
              <dc:creator>ruben </dc:creator>
              <dc:date>2010-03-07T10:11:00</dc:date>
            </office:change-info>
            <text:p text:style-name="P10">ExpresiónNiv1 → ExpresiónNiv1 OpNiv1 ExpresiónNiv2</text:p>
            <text:p text:style-name="P8">ExpresiónNiv1 → ExpresiónNiv2</text:p>
            <text:p text:style-name="P10"/>
          </text:deletion>
        </text:changed-region>
        <text:changed-region text:id="ct159963896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59963088">
          <text:deletion>
            <office:change-info>
              <dc:creator>ruben </dc:creator>
              <dc:date>2010-03-07T10:11:00</dc:date>
            </office:change-info>
            <text:p text:style-name="P10">ExpresiónNiv2 → ExpresiónNiv2 OpNiv2 ExpresiónNiv3</text:p>
            <text:p text:style-name="P8">ExpresiónNiv2 → ExpresiónNiv3</text:p>
            <text:p text:style-name="P10"/>
          </text:deletion>
        </text:changed-region>
        <text:changed-region text:id="ct159964472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59964224">
          <text:deletion>
            <office:change-info>
              <dc:creator>ruben </dc:creator>
              <dc:date>2010-03-07T10:11:00</dc:date>
            </office:change-info>
            <text:p text:style-name="P10">ExpresiónNiv3 → ExpresionNiv4 OpNiv3 ExpresiónNiv3</text:p>
            <text:p text:style-name="P8">ExpresiónNiv3 → ExpresiónNiv4</text:p>
            <text:p text:style-name="P10"/>
          </text:deletion>
        </text:changed-region>
        <text:changed-region text:id="ct159962184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59964888">
          <text:deletion>
            <office:change-info>
              <dc:creator>ruben </dc:creator>
              <dc:date>2010-03-07T10:11:00</dc:date>
            </office:change-info>
            <text:p text:style-name="P10">ExpresiónNiv4 → OpNiv4 ExpresiónNiv4</text:p>
            <text:p text:style-name="P8">ExpresiónNiv4 → | Expresión |</text:p>
            <text:p text:style-name="P8">ExpresiónNiv4 → ( Expresión )</text:p>
            <text:p text:style-name="P8">ExpresiónNiv4 → Literal</text:p>
            <text:p text:style-name="P10"/>
          </text:deletion>
        </text:changed-region>
        <text:changed-region text:id="ct159965968">
          <text:deletion>
            <office:change-info>
              <dc:creator>ruben </dc:creator>
              <dc:date>2010-03-07T10:11:00</dc:date>
            </office:change-info>
            <text:p text:style-name="P10"/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59965752">
          <text:deletion>
            <office:change-info>
              <dc:creator>ruben </dc:creator>
              <dc:date>2010-03-07T10:11:00</dc:date>
            </office:change-info>
            <text:p text:style-name="P10">Literal → id</text:p>
            <text:p text:style-name="P8">Literal → litNat</text:p>
            <text:p text:style-name="P8">Literal → litFlo</text:p>
            <text:p text:style-name="P10">Literal → lit</text:p>
          </text:deletion>
        </text:changed-region>
        <text:changed-region text:id="ct159966392">
          <text:deletion>
            <office:change-info>
              <dc:creator>ruben </dc:creator>
              <dc:date>2010-03-07T10:11:00</dc:date>
            </office:change-info>
            <text:p text:style-name="P10">True</text:p>
            <text:p text:style-name="P10">Litera → litFalse</text:p>
          </text:deletion>
          <text:insertion>
            <office:change-info office:chg-author="Hector " office:chg-date-time="2010-01-23T16:21:00"/>
          </text:insertion>
        </text:changed-region>
        <text:changed-region text:id="ct159966608">
          <text:deletion>
            <office:change-info>
              <dc:creator>Hector </dc:creator>
              <dc:date>2010-01-23T16:21:00</dc:date>
            </office:change-info>
            <text:p text:style-name="P10"><text:span text:style-name="T3">Boo</text:span></text:p>
          </text:deletion>
        </text:changed-region>
        <text:changed-region text:id="ct159966296">
          <text:deletion>
            <office:change-info>
              <dc:creator>ruben </dc:creator>
              <dc:date>2010-03-07T10:11:00</dc:date>
            </office:change-info>
            <text:p text:style-name="P10"><text:span text:style-name="T3"/></text:p>
            <text:p text:style-name="P8">Literal → litCha</text:p>
            <text:p text:style-name="P10"><text:span text:style-name="T3"/></text:p>
          </text:deletion>
        </text:changed-region>
        <text:changed-region text:id="ct159966952">
          <text:deletion>
            <office:change-info>
              <dc:creator>ruben </dc:creator>
              <dc:date>2010-03-07T10:11:00</dc:date>
            </office:change-info>
            <text:p text:style-name="P10"><text:span text:style-name="T3"/></text:p>
            <text:p text:style-name="P10"/>
          </text:deletion>
          <text:insertion>
            <office:change-info office:chg-author="Hector " office:chg-date-time="2010-01-25T20:57:00"/>
          </text:insertion>
        </text:changed-region>
        <text:changed-region text:id="ct159966704">
          <text:deletion>
            <office:change-info>
              <dc:creator>ruben </dc:creator>
              <dc:date>2010-03-07T10:11:00</dc:date>
            </office:change-info>
            <text:p text:style-name="P10">OpNiv0 → &lt;</text:p>
            <text:p text:style-name="P8">OpNiv0 → &gt;<text:tab/></text:p>
            <text:p text:style-name="P8">OpNiv0 → &lt;=<text:tab/></text:p>
            <text:p text:style-name="P8">OpNiv0 → &gt;=</text:p>
            <text:p text:style-name="P8">OpNiv0 → =</text:p>
            <text:p text:style-name="P8">OpNiv0 → =/=</text:p>
            <text:p text:style-name="P10"><text:span text:style-name="T3"/></text:p>
          </text:deletion>
        </text:changed-region>
        <text:changed-region text:id="ct159729176">
          <text:deletion>
            <office:change-info>
              <dc:creator>ruben </dc:creator>
              <dc:date>2010-03-07T10:11:00</dc:date>
            </office:change-info>
            <text:p text:style-name="P10"><text:span text:style-name="T3"/></text:p>
            <text:p text:style-name="P10"/>
          </text:deletion>
          <text:insertion>
            <office:change-info office:chg-author="Hector " office:chg-date-time="2010-01-25T20:58:00"/>
          </text:insertion>
        </text:changed-region>
        <text:changed-region text:id="ct159961944">
          <text:deletion>
            <office:change-info>
              <dc:creator>ruben </dc:creator>
              <dc:date>2010-03-07T10:11:00</dc:date>
            </office:change-info>
            <text:p text:style-name="P10">OpNiv1 → +</text:p>
            <text:p text:style-name="P8">OpNiv1 → -</text:p>
            <text:p text:style-name="P8">OpNiv1 → or</text:p>
            <text:p text:style-name="P10"><text:span text:style-name="T3"/></text:p>
          </text:deletion>
        </text:changed-region>
        <text:changed-region text:id="ct159927640">
          <text:deletion>
            <office:change-info>
              <dc:creator>ruben </dc:creator>
              <dc:date>2010-03-07T10:11:00</dc:date>
            </office:change-info>
            <text:p text:style-name="P10"><text:span text:style-name="T3"/></text:p>
            <text:p text:style-name="P10"/>
          </text:deletion>
          <text:insertion>
            <office:change-info office:chg-author="Hector " office:chg-date-time="2010-01-25T20:58:00"/>
          </text:insertion>
        </text:changed-region>
        <text:changed-region text:id="ct159725160">
          <text:deletion>
            <office:change-info>
              <dc:creator>ruben </dc:creator>
              <dc:date>2010-03-07T10:11:00</dc:date>
            </office:change-info>
            <text:p text:style-name="P10">OpNiv2 → *</text:p>
            <text:p text:style-name="P8">OpNiv2 → /</text:p>
            <text:p text:style-name="P8">OpNiv2 → %</text:p>
            <text:p text:style-name="P8">OpNiv2 → and</text:p>
            <text:p text:style-name="P10"><text:span text:style-name="T3"/></text:p>
          </text:deletion>
        </text:changed-region>
        <text:changed-region text:id="ct159915960">
          <text:deletion>
            <office:change-info>
              <dc:creator>ruben </dc:creator>
              <dc:date>2010-03-07T10:11:00</dc:date>
            </office:change-info>
            <text:p text:style-name="P10"><text:span text:style-name="T3"/></text:p>
            <text:p text:style-name="P10"/>
          </text:deletion>
          <text:insertion>
            <office:change-info office:chg-author="Hector " office:chg-date-time="2010-01-25T20:58:00"/>
          </text:insertion>
        </text:changed-region>
        <text:changed-region text:id="ct159933232">
          <text:deletion>
            <office:change-info>
              <dc:creator>ruben </dc:creator>
              <dc:date>2010-03-07T10:11:00</dc:date>
            </office:change-info>
            <text:p text:style-name="P10">OpNiv3 → &gt;&gt;</text:p>
            <text:p text:style-name="P11">OpNiv3 → &lt;&lt;</text:p>
            <text:p text:style-name="P10"><text:span text:style-name="T3"/></text:p>
          </text:deletion>
        </text:changed-region>
        <text:changed-region text:id="ct159929424">
          <text:deletion>
            <office:change-info>
              <dc:creator>ruben </dc:creator>
              <dc:date>2010-03-07T10:11:00</dc:date>
            </office:change-info>
            <text:p text:style-name="P10"><text:span text:style-name="T3"/></text:p>
            <text:p text:style-name="P10"/>
          </text:deletion>
          <text:insertion>
            <office:change-info office:chg-author="Hector " office:chg-date-time="2010-01-25T20:58:00"/>
          </text:insertion>
        </text:changed-region>
        <text:changed-region text:id="ct159960360">
          <text:deletion>
            <office:change-info>
              <dc:creator>ruben </dc:creator>
              <dc:date>2010-03-07T10:11:00</dc:date>
            </office:change-info>
            <text:p text:style-name="P10">OpNiv4 → not</text:p>
            <text:p text:style-name="P11">OpNiv4 → -</text:p>
            <text:p text:style-name="P11">OpNiv4 → (float)</text:p>
            <text:p text:style-name="P11">OpNiv4 → (int)</text:p>
            <text:p text:style-name="P11">OpNiv4 → (nat)</text:p>
            <text:p text:style-name="P10">OpNiv4 → (char)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Definición sintáctica del lenguaje </text:p>
      <text:p text:style-name="P2"><text:change text:change-id="ct159733984"/></text:p>
      <text:p text:style-name="P3">2.1. Descripción de los operadores<text:change text:change-id="ct159734904"/></text:p>
      <text:p text:style-name="P14"/>
      <text:p text:style-name="P16">Los operadores del lenguaje son los siguientes. Todos asocian a derechas, excepto los de nivel 3:</text:p>
      <text:p text:style-name="P17"><text:change-start text:change-id="ct159736392"/><text:span text:style-name="T5">Operador</text:span><text:change-end text:change-id="ct159736392"/><text:tab/><text:change-start text:change-id="ct159737160"/><text:span text:style-name="T5">Aridad:</text:span><text:change-end text:change-id="ct159737160"/></text:p>
      <text:p text:style-name="P15">Nivel 0 – menor prioridad</text:p>
      <text:p text:style-name="P17">&lt;<text:tab/>2</text:p>
      <text:p text:style-name="P17">&gt;<text:tab/>2</text:p>
      <text:p text:style-name="P17">&lt;=<text:tab/>2</text:p>
      <text:p text:style-name="P17">&gt;=<text:tab/>2</text:p>
      <text:p text:style-name="P17">=<text:tab/>2</text:p>
      <text:p text:style-name="P17">=/=<text:tab/>2</text:p>
      <text:p text:style-name="P15">Nivel 1</text:p>
      <text:p text:style-name="P17">+<text:tab/>2</text:p>
      <text:p text:style-name="P17">-<text:tab/>2</text:p>
      <text:p text:style-name="P17">or <text:tab/>2</text:p>
      <text:p text:style-name="P15">Nivel 2</text:p>
      <text:p text:style-name="P17">*<text:tab/>2</text:p>
      <text:p text:style-name="P17">/<text:tab/>2</text:p>
      <text:p text:style-name="P17">%<text:tab/>2</text:p>
      <text:p text:style-name="P17">and <text:tab/>2</text:p>
      <text:p text:style-name="P15">Nivel 3</text:p>
      <text:p text:style-name="P19">&gt;&gt;<text:tab/>2</text:p>
      <text:p text:style-name="P19">&lt;&lt;<text:tab/>2</text:p>
      <text:p text:style-name="P18">Nivel 4 – mayor prioridad</text:p>
      <text:p text:style-name="P17">not<text:tab/>1</text:p>
      <text:p text:style-name="P17">-<text:tab/>1</text:p>
      <text:p text:style-name="P17">(float)<text:tab/>1</text:p>
      <text:p text:style-name="P17">(int)<text:tab/>1</text:p>
      <text:p text:style-name="P17">(nat)<text:tab/>1</text:p>
      <text:p text:style-name="P17">(char)<text:tab/>1</text:p>
      <text:p text:style-name="P20">| |<text:tab/>1</text:p>
      <text:p text:style-name="P2"/>
      <text:p text:style-name="Standard"><text:span text:style-name="T7">2.2. Formalización de la sintaxis</text:span><text:span text:style-name="T8"> </text:span></text:p>
      <text:p text:style-name="P4"><text:change text:change-id="ct159738064"/><text:change text:change-id="ct159738408"/></text:p>
      <text:p text:style-name="P33"><text:change-start text:change-id="ct160179480"/>Programa → Declaraciones &amp; Instrucciones</text:p>
      <text:p text:style-name="P6"/>
      <text:p text:style-name="P6">Declaraciones → Declaración ; Declaraciones</text:p>
      <text:p text:style-name="P6">Declaraciones → Declaración</text:p>
      <text:p text:style-name="P39"><text:change-start text:change-id="ct162604600"/>Declaracion → DeclaracionTipo</text:p>
      <text:p text:style-name="P39">Declaracion → DeclaracionVariable</text:p>
      <text:p text:style-name="P39">DeclaraciónVarible → id : Tipo</text:p>
      <text:p text:style-name="P26"><text:change-end text:change-id="ct162604600"/></text:p>
      <text:p text:style-name="P36">Tipo → Boolean</text:p>
      <text:p text:style-name="P6">Tipo → character</text:p>
      <text:p text:style-name="P6">Tipo → Float</text:p>
      <text:p text:style-name="P6">Tipo → Natural</text:p>
      <text:p text:style-name="P39"><text:change-start text:change-id="ct159562680"/>Tipo → array [num] of Tipo</text:p>
      <text:p text:style-name="P39">Tipo → <text:change-end text:change-id="ct159562680"/><text:change-start text:change-id="ct160307032"/>reg Campos <text:s/>freg</text:p>
      <text:p text:style-name="P39">Tipo <text:change-start text:change-id="ct159597520"/>→<text:change-end text:change-id="ct159597520"/> <text:change-end text:change-id="ct160307032"/><text:change-start text:change-id="ct146618456"/><text:change-start text:change-id="ct145799904"/>^Tipo<text:change-end text:change-id="ct146618456"/><text:change-start text:change-id="ct160580656"/></text:p>
      <text:p text:style-name="P5"><text:change-end text:change-id="ct160580656"/></text:p>
      <text:p text:style-name="P5"/>
      <text:p text:style-name="P39"><text:soft-page-break/>Campos <text:change-start text:change-id="ct161038320"/>→<text:change-end text:change-id="ct161038320"/> <text:change-end text:change-id="ct145799904"/><text:change-start text:change-id="ct172471472"/>Campos ';' Campo</text:p>
      <text:p text:style-name="P39">Campos <text:change-start text:change-id="ct148581168"/>→<text:change-end text:change-id="ct148581168"/> <text:change-end text:change-id="ct172471472"/><text:change-start text:change-id="ct161038200"/>Campo</text:p>
      <text:p text:style-name="P39">Campo <text:change-start text:change-id="ct162060872"/>→<text:change-end text:change-id="ct162060872"/> <text:change-end text:change-id="ct161038200"/><text:change-start text:change-id="ct144287672"/>id : <text:change-end text:change-id="ct144287672"/><text:change-start text:change-id="ct146303712"/><text:change-start text:change-id="ct146678864"/>Tipo<text:change-end text:change-id="ct146303712"/><text:change-end text:change-id="ct146678864"/></text:p>
      <text:p text:style-name="P25"/>
      <text:p text:style-name="P33">Instrucciones → Instrucción ; Instrucciones</text:p>
      <text:p text:style-name="P6">Instrucciones → Instrucción</text:p>
      <text:p text:style-name="P6">Instrucción → InsLectura</text:p>
      <text:p text:style-name="P6">Instrucción → InsEscritura</text:p>
      <text:p text:style-name="P6">Instrucción → InsAsignación</text:p>
      <text:p text:style-name="P39"><text:change-start text:change-id="ct160301824"/>Instrucción → InsCompuesta<text:change-end text:change-id="ct160301824"/><text:change-start text:change-id="ct162173824"/></text:p>
      <text:p text:style-name="P39">Instrucción → InsIf<text:change-end text:change-id="ct162173824"/><text:change-start text:change-id="ct144971232"/></text:p>
      <text:p text:style-name="P39">Instrucción <text:change-start text:change-id="ct152262152"/>→<text:change-end text:change-id="ct152262152"/> <text:change-end text:change-id="ct144971232"/><text:change-start text:change-id="ct146746344"/>InsWhile<text:change-end text:change-id="ct146746344"/><text:change-start text:change-id="ct144065448"/></text:p>
      <text:p text:style-name="P39">I<text:change-start text:change-id="ct168583424"/>nstrucción<text:change-end text:change-id="ct168583424"/> <text:change-end text:change-id="ct144065448"/><text:change-start text:change-id="ct146617632"/><text:change-start text:change-id="ct162582448"/>→<text:change-end text:change-id="ct162582448"/> <text:change-end text:change-id="ct146617632"/><text:change-start text:change-id="ct161795248"/>Inst<text:change-end text:change-id="ct161795248"/><text:change-start text:change-id="ct146310608"/>ruccionNew</text:p>
      <text:p text:style-name="P39"><text:change-start text:change-id="ct162576128"/>instrucción<text:change-end text:change-id="ct162576128"/> <text:change-end text:change-id="ct146310608"/><text:change-start text:change-id="ct162659304"/><text:change-start text:change-id="ct172470032"/>→<text:change-end text:change-id="ct172470032"/> <text:change-end text:change-id="ct162659304"/><text:change-start text:change-id="ct161728936"/><text:change-start text:change-id="ct162582096"/>InstruccionDel<text:change-end text:change-id="ct161728936"/><text:change-end text:change-id="ct162582096"/></text:p>
      <text:p text:style-name="P6"/>
      <text:p text:style-name="P6">InsLectura → <text:s/>in(id)</text:p>
      <text:p text:style-name="P6">InsEscritura → out(Expresion)</text:p>
      <text:p text:style-name="P39"><text:change-start text:change-id="ct162593264"/>InsAsignación → <text:change-end text:change-id="ct162593264"/><text:change-start text:change-id="ct172831432"/>M<text:change-end text:change-id="ct172831432"/><text:change-start text:change-id="ct146612272"/>em<text:change-end text:change-id="ct146612272"/><text:change-start text:change-id="ct162167344"/> := Expresión<text:change-end text:change-id="ct162167344"/><text:change-start text:change-id="ct161740072"/></text:p>
      <text:p text:style-name="P39"/>
      <text:p text:style-name="P39">Mem <text:change-start text:change-id="ct146345912"/>→<text:change-end text:change-id="ct146345912"/> <text:change-end text:change-id="ct161740072"/><text:change-start text:change-id="ct162635864"/>id</text:p>
      <text:p text:style-name="P39">Mem <text:change-start text:change-id="ct147151264"/>→<text:change-end text:change-id="ct147151264"/> <text:change-end text:change-id="ct162635864"/><text:change-start text:change-id="ct152263512"/>Mem^</text:p>
      <text:p text:style-name="P39">Mem <text:change-start text:change-id="ct146682728"/>→<text:change-end text:change-id="ct146682728"/> <text:change-end text:change-id="ct152263512"/><text:change-start text:change-id="ct146601440"/>Mem[Exp]</text:p>
      <text:p text:style-name="P39">Mem <text:change-start text:change-id="ct161374032"/>→<text:change-end text:change-id="ct161374032"/> <text:change-end text:change-id="ct146601440"/><text:change-start text:change-id="ct145295088"/>Mem.id<text:change-end text:change-id="ct145295088"/><text:change-start text:change-id="ct145761520"/></text:p>
      <text:p text:style-name="P39"><text:change-end text:change-id="ct145761520"/><text:change-start text:change-id="ct162582880"/></text:p>
      <text:p text:style-name="P39">InsCompuesta → <text:change-end text:change-id="ct162582880"/><text:change-start text:change-id="ct160295600"/>begin InsOpc</text:p>
      <text:p text:style-name="P39">InsOpc <text:change-start text:change-id="ct160552040"/>→<text:change-end text:change-id="ct160552040"/> <text:change-start text:change-id="ct160610584"/><text:change-start text:change-id="ct160170032"/><text:span text:style-name="T12">λ</text:span><text:change-end text:change-id="ct160610584"/><text:change-end text:change-id="ct160170032"/></text:p>
      <text:p text:style-name="P39"><text:span text:style-name="T13">InsOpc </text:span><text:change-start text:change-id="ct160627608"/><text:span text:style-name="T13">→</text:span><text:change-end text:change-id="ct160627608"/><text:span text:style-name="T13"> </text:span><text:change-start text:change-id="ct158988944"/><text:span text:style-name="T13">I</text:span><text:change-end text:change-id="ct158988944"/><text:change-start text:change-id="ct161057512"/><text:span text:style-name="T13">nstrucciones</text:span><text:change-end text:change-id="ct160295600"/><text:change-start text:change-id="ct162534600"/></text:p>
      <text:p text:style-name="P39"><text:span text:style-name="T13"/></text:p>
      <text:p text:style-name="P39"><text:span text:style-name="T13">InsIf → if Expresion then instrucción </text:span><text:change-end text:change-id="ct162534600"/><text:change-start text:change-id="ct158851344"/><text:span text:style-name="T13">Pelse</text:span></text:p>
      <text:p text:style-name="P39"><text:span text:style-name="T13">PElse </text:span><text:change-start text:change-id="ct155573456"/><text:span text:style-name="T13">→</text:span><text:change-end text:change-id="ct155573456"/><text:span text:style-name="T13"> </text:span><text:change-end text:change-id="ct158851344"/><text:change-start text:change-id="ct152098384"/><text:span text:style-name="T13">else I</text:span><text:change-start text:change-id="ct161275480"/><text:span text:style-name="T13">nstrucción</text:span><text:change-end text:change-id="ct152098384"/><text:change-end text:change-id="ct161275480"/><text:change-start text:change-id="ct144854632"/></text:p>
      <text:p text:style-name="P39"><text:change-end text:change-id="ct144854632"/><text:change-start text:change-id="ct161146736"/><text:span text:style-name="T13">PElse </text:span><text:change-start text:change-id="ct159696688"/><text:span text:style-name="T13">→</text:span><text:change-end text:change-id="ct159696688"/><text:span text:style-name="T13"> </text:span><text:change-end text:change-id="ct161146736"/><text:change-start text:change-id="ct143295912"/><text:change-start text:change-id="ct161378104"/><text:span text:style-name="T12">λ</text:span><text:change-end text:change-id="ct143295912"/><text:change-end text:change-id="ct161378104"/><text:change-start text:change-id="ct162301744"/></text:p>
      <text:p text:style-name="P40"><text:change-start text:change-id="ct148416776"/></text:p>
      <text:p text:style-name="P40">InsWhile<text:change-end text:change-id="ct162301744"/><text:change-end text:change-id="ct148416776"/><text:change-start text:change-id="ct145135112"/> <text:change-start text:change-id="ct147569464"/>→<text:change-end text:change-id="ct147569464"/> <text:change-end text:change-id="ct145135112"/><text:change-start text:change-id="ct147212616"/>while Expresion do I<text:change-start text:change-id="ct148967952"/>nstrucción<text:change-end text:change-id="ct148967952"/> <text:change-end text:change-id="ct147212616"/><text:change-start text:change-id="ct172588808"/></text:p>
      <text:p text:style-name="P39"><text:change-end text:change-id="ct161057512"/><text:change-end text:change-id="ct172588808"/><text:change text:change-id="ct160349632"/><text:span text:style-name="T13"/></text:p>
      <text:p text:style-name="P6">Expresión → ExpresiónNiv1 OpNiv0 ExpresiónNiv1 </text:p>
      <text:p text:style-name="P6">Expresión → ExpresiónNiv1</text:p>
      <text:p text:style-name="P6"/>
      <text:p text:style-name="P6">ExpresiónNiv1 → ExpresiónNiv1 OpNiv1 ExpresiónNiv2</text:p>
      <text:p text:style-name="P6">ExpresiónNiv1 → ExpresiónNiv2</text:p>
      <text:p text:style-name="P6"/>
      <text:p text:style-name="P6">ExpresiónNiv2 → ExpresiónNiv2 OpNiv2 ExpresiónNiv3</text:p>
      <text:p text:style-name="P6">ExpresiónNiv2 → ExpresiónNiv3</text:p>
      <text:p text:style-name="P6"/>
      <text:p text:style-name="P6">ExpresiónNiv3 → ExpresionNiv4 OpNiv3 ExpresiónNiv3</text:p>
      <text:p text:style-name="P6">ExpresiónNiv3 → ExpresiónNiv4</text:p>
      <text:p text:style-name="P6"/>
      <text:p text:style-name="P6">ExpresiónNiv4 → OpNiv4 ExpresiónNiv4</text:p>
      <text:p text:style-name="P6">ExpresiónNiv4 → | Expresión |</text:p>
      <text:p text:style-name="P6">ExpresiónNiv4 → ( Expresión )</text:p>
      <text:p text:style-name="P6">ExpresiónNiv4 → Literal</text:p>
      <text:p text:style-name="P6"/>
      <text:p text:style-name="P39"><text:change-start text:change-id="ct162167608"/>Literal → <text:change-end text:change-id="ct162167608"/><text:change text:change-id="ct159264248"/><text:change-start text:change-id="ct144918712"/><text:change-start text:change-id="ct172475072"/>Mem<text:change-end text:change-id="ct144918712"/><text:change-end text:change-id="ct172475072"/></text:p>
      <text:p text:style-name="P35">Literal → litNat</text:p>
      <text:p text:style-name="P34">Literal → litFlo</text:p>
      <text:p text:style-name="P34">Literal → litTrue</text:p>
      <text:p text:style-name="P33">Litera → litFalse</text:p>
      <text:p text:style-name="P6">Literal → litCha</text:p>
      <text:p text:style-name="P6"><text:soft-page-break/></text:p>
      <text:p text:style-name="P6">OpNiv0 → &lt;</text:p>
      <text:p text:style-name="P6">OpNiv0 → &gt;<text:tab/></text:p>
      <text:p text:style-name="P6">OpNiv0 → &lt;=<text:tab/></text:p>
      <text:p text:style-name="P6">OpNiv0 → &gt;=</text:p>
      <text:p text:style-name="P6">OpNiv0 → =</text:p>
      <text:p text:style-name="P6">OpNiv0 → =/=</text:p>
      <text:p text:style-name="P6"/>
      <text:p text:style-name="P6">OpNiv1 → +</text:p>
      <text:p text:style-name="P6">OpNiv1 → -</text:p>
      <text:p text:style-name="P6">OpNiv1 → or</text:p>
      <text:p text:style-name="P6"/>
      <text:p text:style-name="P6">OpNiv2 → *</text:p>
      <text:p text:style-name="P6">OpNiv2 → /</text:p>
      <text:p text:style-name="P6">OpNiv2 → %</text:p>
      <text:p text:style-name="P6">OpNiv2 → and</text:p>
      <text:p text:style-name="P25"/>
      <text:p text:style-name="P33">OpNiv3 → &gt;&gt;</text:p>
      <text:p text:style-name="P6">OpNiv3 → &lt;&lt;</text:p>
      <text:p text:style-name="P6"/>
      <text:p text:style-name="P6">OpNiv4 → not</text:p>
      <text:p text:style-name="P6">OpNiv4 → -</text:p>
      <text:p text:style-name="P6">OpNiv4 → (float)</text:p>
      <text:p text:style-name="P35">OpNiv4 → (int)</text:p>
      <text:p text:style-name="P34">OpNiv4 → (nat)</text:p>
      <text:p text:style-name="P37">OpNiv4 → (char)</text:p>
      <text:p text:style-name="P10"><text:change-end text:change-id="ct160179480"/><text:change text:change-id="ct160545528"/><text:change text:change-id="ct159958208"/><text:change text:change-id="ct159958112"/><text:change text:change-id="ct159958688"/><text:change text:change-id="ct159958784"/><text:change text:change-id="ct159958440"/><text:change text:change-id="ct159959288"/><text:change text:change-id="ct159958880"/><text:change text:change-id="ct159959784"/><text:change text:change-id="ct160545432"/><text:change text:change-id="ct159960592"/><text:change text:change-id="ct159960688"/><text:change text:change-id="ct160545816"/><text:change text:change-id="ct159961128"/><text:change text:change-id="ct159959568"/><text:change text:change-id="ct159961440"/><text:change text:change-id="ct159961536"/><text:change text:change-id="ct160545944"/><text:change text:change-id="ct159962760"/><text:change text:change-id="ct159961344"/><text:change text:change-id="ct159963336"/><text:change text:change-id="ct159962664"/><text:change text:change-id="ct159963896"/><text:change text:change-id="ct159963088"/><text:change text:change-id="ct159964472"/><text:change text:change-id="ct159964224"/><text:change text:change-id="ct159962184"/><text:change text:change-id="ct159964888"/><text:change text:change-id="ct159965968"/><text:change text:change-id="ct159965752"/><text:change text:change-id="ct159966392"/><text:change text:change-id="ct159966608"/><text:change text:change-id="ct159966296"/><text:change text:change-id="ct159966952"/><text:change text:change-id="ct159966704"/><text:change text:change-id="ct159729176"/><text:change text:change-id="ct159961944"/><text:change text:change-id="ct159927640"/><text:change text:change-id="ct159725160"/><text:change text:change-id="ct159915960"/><text:change text:change-id="ct159933232"/><text:change text:change-id="ct159929424"/><text:change text:change-id="ct159960360"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2T10:05:50</meta:creation-date>
    <dc:date>2010-03-07T12:17:29</dc:date>
    <dc:creator>ruben </dc:creator>
    <meta:editing-duration>PT02H45M31S</meta:editing-duration>
    <meta:editing-cycles>7</meta:editing-cycles>
    <meta:generator>OpenOffice.org/3.1$Linux OpenOffice.org_project/310m19$Build-9420</meta:generator>
    <meta:document-statistic meta:table-count="0" meta:image-count="0" meta:object-count="0" meta:page-count="3" meta:paragraph-count="178" meta:word-count="601" meta:character-count="3535"/>
  </office:meta>
</office:document-meta>
</file>